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color="#ff0000" style:language-asian="zh" style:country-asian="CN"/>
    </style:style>
    <style:style style:name="P3" style:family="paragraph" style:parent-style-name="Standard">
      <style:text-properties fo:color="#008000"/>
    </style:style>
    <style:style style:name="P4" style:family="paragraph" style:parent-style-name="Standard">
      <style:text-properties fo:color="#008000" style:language-asian="zh" style:country-asian="CN"/>
    </style:style>
    <style:style style:name="P5" style:family="paragraph" style:parent-style-name="Standard">
      <style:text-properties style:use-window-font-color="true" style:language-asian="zh" style:country-asian="CN"/>
    </style:style>
    <style:style style:name="P6" style:family="paragraph" style:parent-style-name="Standard">
      <style:text-properties fo:color="#ff0000" style:language-asian="zh" style:country-asian="CN"/>
    </style:style>
    <style:style style:name="P7" style:family="paragraph" style:parent-style-name="Standard">
      <style:text-properties style:use-window-font-color="true" style:language-asian="zh" style:country-asian="CN"/>
    </style:style>
    <number:date-style style:name="N30">
      <number:year/>
      <number:text>年</number:text>
      <number:month/>
      <number:text>月</number:text>
      <number:day/>
      <number:text>日</number:text>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0" text:date-value="2013-04-22T10:53:14.84" text:fixed="true">13年4月22日</text:date></text:p>
      <text:p text:style-name="Standard"/>
      <text:p text:style-name="P1">修复cocos源码中一处bug, 在particleBatchNode <text:s/>removeChild的时候, 一处错误的时机delete掉了child指针, 而这个指针后面还在使用, 导致crash. 这个bug在ndk gdb的时候很难找出,是因为在打印delete 掉的child指针内容时, 里面还有正确的一些值.而在vc下,delete掉之后,指针里面指的东西很明显就能看出来是乱的了.</text:p>
      <text:p text:style-name="P3"/>
      <text:p text:style-name="P4">修改多个粒子系统复用时,点击关闭游戏会assert失败的bug.(解决, 不再使用CCParticleBatchNode::removeChild, 详见cocos源码修改issue2</text:p>
      <text:p text:style-name="P4"/>
      <text:p text:style-name="P5">修复石块爆炸粒子的坐标错误的bug</text:p>
      <text:p text:style-name="P2"/>
      <text:p text:style-name="P2">编写石块爆炸粒子为正常效果.</text:p>
      <text:p text:style-name="P2"/>
      <text:p text:style-name="P4">查找windows下挖掘机拖不动的bug(挖掘机的驱动依靠每帧的dt, 因为windows下帧率稳定,dt较小.所以无法驱动, 应该改进一个不依靠dt的驱动算法.)</text:p>
      <text:p text:style-name="P2"/>
      <text:p text:style-name="P2">设计游戏中返回的界面控件, 不能依靠android的back键了.</text:p>
      <text:p text:style-name="P2"/>
      <text:p text:style-name="P2"/>
      <text:p text:style-name="P5"><text:date style:data-style-name="N30" text:date-value="2013-05-11T15:24:10.28" text:fixed="true">13年5月11日</text:date></text:p>
      <text:p text:style-name="P5">改善挖掘驱动算法, 使用dt积累动量</text:p>
      <text:p text:style-name="P5"/>
      <text:p text:style-name="P5"><text:date style:data-style-name="N30" text:date-value="2013-05-12T18:27:19.01" text:fixed="true">13年5月12日</text:date></text:p>
      <text:p text:style-name="P5">制作logo界面.</text:p>
      <text:p text:style-name="P2">制作主菜单界面.</text:p>
      <text:p text:style-name="P2"/>
      <text:p text:style-name="P5"><text:date style:data-style-name="N30" text:date-value="2013-05-25T22:25:13.78" text:fixed="true">13年5月25日</text:date></text:p>
      <text:p text:style-name="P5">重构了digger部分的代码,将创建组装digger的部分单独拆出来.</text:p>
      <text:p text:style-name="P5">从宝石迷阵里面抠出了挖掘机的图,处理了一下放到游戏资源里面了. 资源都是散的, 一个挖掘机有好几部分拼成, 这也许就需要一个配置来描述各个部分的位置关系. 加上某些部分需要一些旋转/缩放操作,于是我觉得写一个简单的骨骼动画系统来处理这个也许是个不错的选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9M2S</meta:editing-duration>
    <meta:editing-cycles>25</meta:editing-cycles>
    <meta:generator>OpenOffice.org/3.3$Win32 OpenOffice.org_project/330m20$Build-9567</meta:generator>
    <dc:date>2013-05-25T22:28:48.56</dc:date>
    <dc:creator>hao peng</dc:creator>
    <meta:document-statistic meta:table-count="0" meta:image-count="0" meta:object-count="0" meta:page-count="1" meta:paragraph-count="15" meta:word-count="311" meta:character-count="663"/>
    <meta:user-defined meta:name="Info 1"/>
    <meta:user-defined meta:name="Info 2"/>
    <meta:user-defined meta:name="Info 3"/>
    <meta:user-defined meta:name="Info 4"/>
  </office:meta>
</office:document-meta>
</file>